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00000000339000000BF0CDD130873197395.jpg" manifest:media-type="image/jpeg"/>
  <manifest:file-entry manifest:full-path="Pictures/100002010000075A000002347D25AA0E4541E041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Mangal1" svg:font-family="Mangal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200%" fo:text-align="justify" style:justify-single-word="false"/>
      <style:text-properties style:font-name="Arial" fo:font-size="11pt" fo:language="es" fo:country="ES" officeooo:paragraph-rsid="001231cc" style:font-size-asian="11pt" style:font-size-complex="11pt"/>
    </style:style>
    <style:style style:name="P2" style:family="paragraph" style:parent-style-name="Standard">
      <style:paragraph-properties fo:line-height="200%" fo:text-align="justify" style:justify-single-word="false"/>
      <style:text-properties style:font-name="Arial" fo:font-size="11pt" fo:language="es" fo:country="ES" officeooo:paragraph-rsid="000eba2f" style:font-size-asian="11pt" style:font-size-complex="11pt"/>
    </style:style>
    <style:style style:name="P3" style:family="paragraph" style:parent-style-name="Standard">
      <style:paragraph-properties fo:line-height="200%" fo:text-align="center" style:justify-single-word="false"/>
      <style:text-properties style:font-name="Arial" fo:font-size="11pt" fo:language="es" fo:country="ES" officeooo:paragraph-rsid="000eba2f" style:font-size-asian="11pt" style:font-size-complex="11pt"/>
    </style:style>
    <style:style style:name="P4" style:family="paragraph" style:parent-style-name="Standard">
      <style:paragraph-properties fo:line-height="200%" fo:text-align="end" style:justify-single-word="false"/>
      <style:text-properties style:font-name="Arial" fo:font-size="11pt" fo:language="es" fo:country="ES" officeooo:paragraph-rsid="001a530c" style:font-size-asian="11pt" style:font-size-complex="11pt"/>
    </style:style>
    <style:style style:name="P5" style:family="paragraph" style:parent-style-name="Standard">
      <style:paragraph-properties fo:line-height="200%" fo:text-align="justify" style:justify-single-word="false"/>
      <style:text-properties officeooo:paragraph-rsid="001a530c"/>
    </style:style>
    <style:style style:name="P6" style:family="paragraph" style:parent-style-name="Heading">
      <style:paragraph-properties fo:text-align="center" style:justify-single-word="false"/>
      <style:text-properties style:font-name="Arial" fo:font-size="13pt" fo:language="es" fo:country="ES" fo:font-weight="bold" officeooo:paragraph-rsid="000eba2f" style:font-size-asian="13pt" style:font-weight-asian="bold" style:font-size-complex="13pt" style:font-weight-complex="bold"/>
    </style:style>
    <style:style style:name="P7" style:family="paragraph" style:parent-style-name="Heading" style:master-page-name="Standard">
      <style:paragraph-properties fo:text-align="center" style:justify-single-word="false" style:page-number="auto"/>
      <style:text-properties style:font-name="Arial" fo:font-size="13pt" fo:language="es" fo:country="ES" fo:font-weight="bold" officeooo:paragraph-rsid="000eba2f" style:font-size-asian="13pt" style:font-weight-asian="bold" style:font-size-complex="13pt" style:font-weight-complex="bold"/>
    </style:style>
    <style:style style:name="T1" style:family="text">
      <style:text-properties fo:language="es" fo:country="ES"/>
    </style:style>
    <style:style style:name="T2" style:family="text">
      <style:text-properties style:font-name="Arial" fo:font-size="11pt" fo:language="es" fo:country="ES" style:font-size-asian="11pt" style:font-size-complex="11pt"/>
    </style:style>
    <style:style style:name="T3" style:family="text">
      <style:text-properties style:font-name="Arial" fo:font-size="11pt" fo:language="es" fo:country="ES" officeooo:rsid="001231cc" style:font-size-asian="11pt" style:font-size-complex="11pt"/>
    </style:style>
    <style:style style:name="T4" style:family="text">
      <style:text-properties style:font-name="Arial" fo:font-size="11pt" fo:language="es" fo:country="ES" officeooo:rsid="001869e7" style:font-size-asian="11pt" style:font-size-complex="11pt"/>
    </style:style>
    <style:style style:name="T5" style:family="text">
      <style:text-properties style:font-name="Arial" fo:font-size="11pt" fo:language="es" fo:country="ES" officeooo:rsid="001a530c" style:font-size-asian="11pt" style:font-size-complex="11pt"/>
    </style:style>
    <style:style style:name="T6" style:family="text">
      <style:text-properties style:font-name-asian="Arial"/>
    </style:style>
    <style:style style:name="T7" style:family="text">
      <style:text-properties officeooo:rsid="000eba2f"/>
    </style:style>
    <style:style style:name="T8" style:family="text">
      <style:text-properties officeooo:rsid="001231cc"/>
    </style:style>
    <style:style style:name="T9" style:family="text">
      <style:text-properties officeooo:rsid="001869e7"/>
    </style:style>
    <style:style style:name="T10" style:family="text">
      <style:text-properties officeooo:rsid="0020f53e"/>
    </style:style>
    <style:style style:name="T11" style:family="text">
      <style:text-properties officeooo:rsid="0022e3f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Hoja de Solicitud</text:p>
      <text:p text:style-name="P6">Premios a Trabajos de Fin de Estudios</text:p>
      <text:p text:style-name="P3"/>
      <text:p text:style-name="P5"><text:span text:style-name="T2">D./Dña.__________________________________________, </text:span><text:span text:style-name="T3">t</text:span><text:span text:style-name="T2">eléfono __________________,<text:line-break/>e-mail _____________________________________, y egresado/</text:span><text:span text:style-name="T4">a</text:span><text:span text:style-name="T2"> de la Titulación/Grado/M</text:span><text:span text:style-name="T5">á</text:span><text:span text:style-name="T2">ster</text:span><text:span text:style-name="Footnote_20_Symbol"><text:span text:style-name="T2"><text:note text:id="ftn1" text:note-class="footnote"><text:note-citation>1</text:note-citation><text:note-body><text:p text:style-name="Footnote"><text:span text:style-name="T6"><text:s/></text:span><text:span text:style-name="T1">Táchese lo que no proceda</text:span></text:p></text:note-body></text:note></text:span></text:span><text:span text:style-name="T2"><text:line-break/>_____________________________________________________________, del Centro/Facultad<text:line-break/>________________________________________________________, de la Universidad ____________________________ acepta las bases de la presente convocatoria y,</text:span></text:p>
      <text:p text:style-name="P2">SOLICITA</text:p>
      <text:p text:style-name="P1">se admita en la convocatoria a <text:span text:style-name="T8">premios Pedro R. Muro-Medrano</text:span> a trabajos fin de estudios el siguiente:</text:p>
      <text:p text:style-name="P2">Título del Proyecto/Trabajo:</text:p>
      <text:p text:style-name="P2">______________________________________________________________________________<text:line-break/>_____________________________________________________________________________</text:p>
      <text:p text:style-name="P2">Calificación: __________________ Fecha de defensa: __________ </text:p>
      <text:p text:style-name="P2"><text:span text:style-name="T10">Dirigido, supervisado o tutorizado por</text:span>: __________________________________<text:line-break/>______________________________________________________________________________</text:p>
      <text:p text:style-name="P2"/>
      <text:p text:style-name="P4">En______________________ a ______ de ______________ de 20<text:span text:style-name="T11">__</text:span></text:p>
      <text:p text:style-name="P2"/>
      <text:p text:style-name="P2"/>
      <text:p text:style-name="P2">Fdo. El/<text:span text:style-name="T9">La</text:span> Solicitante</text:p>
      <text:p text:style-name="P2"/>
      <text:p text:style-name="P2"/>
      <text:p text:style-name="P2">D./Dña.___________________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Mangal1" svg:font-family="Mangal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.277cm" fo:margin-right="0cm" fo:margin-top="0.423cm" fo:margin-bottom="0.106cm" loext:contextual-spacing="false" fo:text-indent="-1.277cm" style:auto-text-indent="false" fo:keep-with-next="always">
        <style:tab-stops/>
      </style:paragraph-properties>
      <style:text-properties fo:text-transform="uppercase" fo:font-size="12pt" fo:font-weight="bold" style:letter-kerning="true" style:font-size-asian="12pt" style:font-weight-asian="bold" style:font-name-complex="Arial" style:font-family-complex="Arial" style:font-family-generic-complex="swiss" style:font-pitch-complex="variable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WW8Num16z0" style:family="text">
      <style:text-properties style:font-name="Symbol" fo:font-family="Symbol" style:font-family-generic="roman" style:font-pitch="variable" fo:language="es" fo:country="ES" style:font-name-complex="Symbol" style:font-family-complex="Symbol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z0" style:family="text">
      <style:text-properties style:font-name="Arial" fo:font-family="Arial" style:font-family-generic="swiss" style:font-pitch="variable" fo:language="es" fo:country="ES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1z0" style:family="text">
      <style:text-properties style:font-name="Symbol" fo:font-family="Symbol" style:font-family-generic="roman" style:font-pitch="variable" fo:language="es" fo:country="ES" style:font-name-complex="Symbol" style:font-family-complex="Symbol" style:font-family-generic-complex="roman" style:font-pitch-complex="variable"/>
    </style:style>
    <style:style style:name="WW8Num2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z0" style:family="text">
      <style:text-properties style:font-name="Symbol" fo:font-family="Symbol" style:font-family-generic="roman" style:font-pitch="variable" fo:language="es" fo:country="ES" style:font-name-complex="Symbol" style:font-family-complex="Symbol" style:font-family-generic-complex="roman" style:font-pitch-complex="variable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rial"/>
      </text:list-level-style-bullet>
      <text:list-level-style-bullet text:level="2" text:style-name="WW8Num14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4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4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4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4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4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4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4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21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1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1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1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1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1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1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1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run-through="background" style:wrap="run-through" style:number-wrapped-paragraphs="no-limit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Imagen2" text:anchor-type="paragraph" svg:x="0.09cm" svg:y="-1.101cm" svg:width="5.061cm" svg:height="1.45cm" draw:z-index="0"><draw:image xlink:href="Pictures/100002010000075A000002347D25AA0E4541E041.png" xlink:type="simple" xlink:show="embed" xlink:actuate="onLoad"/></draw:frame><draw:frame draw:style-name="Mfr2" draw:name="Imagen1" text:anchor-type="paragraph" svg:y="-1.02cm" svg:width="6.279cm" svg:height="1.45cm" draw:z-index="1"><draw:image xlink:href="Pictures/1000000000000339000000BF0CDD130873197395.jpg" xlink:type="simple" xlink:show="embed" xlink:actuate="onLoad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2T09:53:09.733000000</meta:creation-date>
    <dc:date>2017-01-22T12:42:43.267331916</dc:date>
    <meta:editing-duration>PT32M6S</meta:editing-duration>
    <meta:editing-cycles>6</meta:editing-cycles>
    <meta:generator>LibreOffice/5.1.6.2$Linux_X86_64 LibreOffice_project/10m0$Build-2</meta:generator>
    <meta:document-statistic meta:table-count="0" meta:image-count="2" meta:object-count="0" meta:page-count="1" meta:paragraph-count="13" meta:word-count="88" meta:character-count="1100" meta:non-whitespace-character-count="1023"/>
  </office:meta>
</office:document-meta>
</file>